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tpUtils.getHostAddress( int addr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tpUtils.getReferenceClock( NtpV3Packet messag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NtpUtils.getRefAddress( NtpV3Packet pack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tpUtils.getModeName( int mod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